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Bahnschrift SemiBold" svg:font-family="'Bahnschrift SemiBold'" style:font-family-generic="swiss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503cm"/>
      <style:text-properties fo:color="#000000" loext:opacity="100%" style:font-name="Bahnschrift SemiBold" fo:font-size="12pt" fo:font-weight="normal" fo:background-color="transparent" style:font-size-asian="12pt" style:font-size-complex="12pt"/>
    </style:style>
    <style:style style:name="P2" style:family="paragraph" style:parent-style-name="Standard">
      <style:paragraph-properties style:line-height-at-least="0.503cm"/>
      <style:text-properties fo:color="#000000" loext:opacity="100%" style:font-name="Bahnschrift SemiBold" fo:font-size="12pt" fo:background-color="transparent" style:font-size-asian="12pt" style:font-size-complex="12pt"/>
    </style:style>
    <style:style style:name="P3" style:family="paragraph" style:parent-style-name="Text_20_body">
      <style:paragraph-properties fo:padding="0.049cm" fo:border="0.06pt solid #d9d9e3"/>
    </style:style>
    <style:style style:name="P4" style:family="paragraph" style:parent-style-name="Text_20_body">
      <style:paragraph-properties fo:padding="0.049cm" fo:border="0.06pt solid #d9d9e3"/>
      <style:text-properties style:font-name="Bahnschrift SemiBold" fo:font-size="12pt" style:font-size-asian="12pt" style:font-size-complex="12pt"/>
    </style:style>
    <style:style style:name="T1" style:family="text">
      <style:text-properties loext:padding="0.049cm" loext:border="0.06pt solid #d9d9e3"/>
    </style:style>
    <style:style style:name="T2" style:family="text">
      <style:text-properties fo:color="#f8f8f2" loext:opacity="100%" style:font-name="Consolas" fo:font-size="10.5pt" fo:font-weight="normal" fo:background-color="#282a36" loext:char-shading-value="0"/>
    </style:style>
    <style:style style:name="T3" style:family="text">
      <style:text-properties fo:color="#ff79c6" loext:opacity="100%"/>
    </style:style>
    <style:style style:name="T4" style:family="text">
      <style:text-properties fo:color="#ff79c6" loext:opacity="100%" style:font-name="Consolas" fo:font-size="10.5pt" fo:font-weight="normal"/>
    </style:style>
    <style:style style:name="T5" style:family="text">
      <style:text-properties fo:font-weight="normal"/>
    </style:style>
    <style:style style:name="T6" style:family="text">
      <style:text-properties style:font-name="Consolas" fo:font-size="10.5pt" fo:font-weight="normal"/>
    </style:style>
    <style:style style:name="T7" style:family="text">
      <style:text-properties style:font-name="Consolas" fo:font-size="10.5pt" fo:font-weight="normal" fo:background-color="#282a36" loext:char-shading-value="0"/>
    </style:style>
    <style:style style:name="T8" style:family="text">
      <style:text-properties fo:font-size="10.5pt" fo:font-weight="normal"/>
    </style:style>
    <style:style style:name="T9" style:family="text">
      <style:text-properties fo:color="#bd93f9" loext:opacity="100%"/>
    </style:style>
    <style:style style:name="T10" style:family="text">
      <style:text-properties fo:color="#50fa7b" loext:opacity="100%" style:font-name="Consolas" fo:font-size="10.5pt" fo:font-weight="normal"/>
    </style:style>
    <style:style style:name="T11" style:family="text">
      <style:text-properties style:font-name="Arial Narrow"/>
    </style:style>
    <style:style style:name="T12" style:family="text">
      <style:text-properties style:font-name="Arial Narrow" loext:padding="0.049cm" loext:border="0.06pt solid #d9d9e3"/>
    </style:style>
    <style:style style:name="T13" style:family="text">
      <style:text-properties style:font-name="Arial Narrow" fo:font-size="12pt" style:font-size-asian="12pt" style:font-size-complex="12pt"/>
    </style:style>
    <style:style style:name="T14" style:family="text">
      <style:text-properties style:font-name="Arial Narrow" fo:font-size="12pt" style:font-size-asian="12pt" style:font-size-complex="12pt" loext:padding="0.049cm" loext:border="0.06pt solid #d9d9e3"/>
    </style:style>
    <style:style style:name="T15" style:family="text">
      <style:text-properties style:font-name="Arial Narrow" fo:font-size="14pt" style:font-size-asian="14pt" style:font-size-complex="14pt"/>
    </style:style>
    <style:style style:name="T16" style:family="text">
      <style:text-properties style:font-name="Arial Narrow" fo:font-size="14pt" style:font-size-asian="14pt" style:font-size-complex="14pt" loext:padding="0.049cm" loext:border="0.06pt solid #d9d9e3"/>
    </style:style>
    <style:style style:name="T17" style:family="text">
      <style:text-properties fo:font-size="14pt" style:font-size-asian="14pt" style:font-size-complex="14pt"/>
    </style:style>
    <style:style style:name="T18" style:family="text">
      <style:text-properties fo:font-size="14pt" style:font-size-asian="14pt" style:font-size-complex="14pt" loext:padding="0.049cm" loext:border="0.06pt solid #d9d9e3"/>
    </style:style>
    <style:style style:name="T19" style:family="text">
      <style:text-properties style:font-name="Bahnschrift SemiBold"/>
    </style:style>
    <style:style style:name="T20" style:family="text">
      <style:text-properties style:font-name="Bahnschrift SemiBold" fo:font-size="14pt" style:font-size-asian="14pt" style:font-size-complex="14pt"/>
    </style:style>
    <style:style style:name="T21" style:family="text">
      <style:text-properties style:font-name="Bahnschrift SemiBold" fo:font-size="14pt" style:font-size-asian="14pt" style:font-size-complex="14pt" loext:padding="0.049cm" loext:border="0.06pt solid #d9d9e3"/>
    </style:style>
    <style:style style:name="T22" style:family="text">
      <style:text-properties style:font-name="Bahnschrift SemiBold" loext:padding="0.049cm" loext:border="0.06pt solid #d9d9e3"/>
    </style:style>
    <style:style style:name="T23" style:family="text">
      <style:text-properties style:font-name="Bahnschrift SemiBold" fo:font-size="12pt" style:font-size-asian="12pt" style:font-size-complex="12pt"/>
    </style:style>
    <style:style style:name="T24" style:family="text">
      <style:text-properties style:font-name="Bahnschrift SemiBold" fo:font-size="12pt" style:font-size-asian="12pt" style:font-size-complex="12pt" loext:padding="0.049cm" loext:border="0.06pt solid #d9d9e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Um ponteiro em C é uma variável que armazena um endereço de memória. Isso significa que ele não armazena diretamente um valor, mas sim a localização de onde esse valor está armazenado na memória. O ponteiro é do mesmo tipo da variável que ele aponta, ou seja, se você tem um ponteiro que aponta para uma variável do tipo inteiro, o ponteiro é um ponteiro para inteiro.</text:p>
      <text:p text:style-name="P4">Existem duas maneiras de declarar um ponteiro em C: a declaração normal e a declaração alternativa. A declaração normal usa o operador "&amp;" para obter o endereço da variável e armazená-lo no ponteiro, enquanto a declaração alternativa declara o ponteiro e depois atribui a ele o endereço da variável.</text:p>
      <text:p text:style-name="P3"><text:span text:style-name="T23">Para imprimir o valor de um ponteiro ou o conteúdo da variável apontada por ele, é necessário usar o operador "</text:span><text:span text:style-name="Emphasis"><text:span text:style-name="T24">". Se você usa apenas o ponteiro em uma instrução printf, ele exibe o endereço de memória que o ponteiro está armazenando. Se você usa o ponteiro com o operador "</text:span></text:span><text:span text:style-name="T23">", ele exibe o conteúdo da variável apontada pelo ponteiro.</text:span></text:p>
      <text:p text:style-name="P4">Um exemplo de uso de um ponteiro seria se você quisesse alterar o valor de uma variável, mas não soubesse exatamente qual era o nome da variável. Nesse caso, você poderia usar um ponteiro para encontrar a variável e alterar o valor dela. Para fazer isso, você usaria o operador "*" para acessar o conteúdo da variável apontada pelo ponteiro e, em seguida, alteraria esse conteúdo.</text:p>
      <text:p text:style-name="P1">Ponteiro eh uma variável que contem o endríaco de outra variável</text:p>
      <text:p text:style-name="P1">Ponteiro eh do mesmo tipo da variável que ele aponta</text:p>
      <text:p text:style-name="P2"/>
      <text:p text:style-name="P1">Declaração normal</text:p>
      <text:p text:style-name="P1">int *px = &amp;x {</text:p>
      <text:p text:style-name="P2">    <text:span text:style-name="T5">- armazeno o endereço de x no vetor</text:span></text:p>
      <text:p text:style-name="P1">}</text:p>
      <text:p text:style-name="P2"/>
      <text:p text:style-name="P1">Declaração alt</text:p>
      <text:p text:style-name="P1">int x = 10;</text:p>
      <text:p text:style-name="P1">int *px;</text:p>
      <text:p text:style-name="P1">px = &amp;x</text:p>
      <text:p text:style-name="P2"/>
      <text:p text:style-name="P1">%p hexadecimal</text:p>
      <text:p text:style-name="P1">%d mostra como número</text:p>
      <text:p text:style-name="P2"/>
      <text:p text:style-name="P1">printf &amp;x = ENDEREÇO de x;</text:p>
      <text:p text:style-name="P1">printf px = ENDEREÇO de x; SEM *, ACESSA O ENDEREÇO APONTADO</text:p>
      <text:p text:style-name="P1">printf *px = CONTEÚDO de x; COM *, ACESSA O CONTEÚDO DO ENDEREÇO APONTADO</text:p>
      <text:p text:style-name="P1">printf &amp;px = ENDEREÇO DO PONTEIRO;</text:p>
      <text:p text:style-name="P2"/>
      <text:p text:style-name="P1">Exemplo de aplicação</text:p>
      <text:p text:style-name="P1">*px = 5 {</text:p>
      <text:p text:style-name="P2">    <text:span text:style-name="T5">vou ao endereço de x (PELO PONTEIRO!) e mudo o valor da variavel</text:span></text:p>
      <text:p text:style-name="P2"><text:span text:style-name="T5">}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Bahnschrift SemiBold" svg:font-family="'Bahnschrift SemiBold'" style:font-family-generic="swiss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3-19T23:50:28.828000000</meta:creation-date>
    <dc:date>2023-03-19T23:53:55.083000000</dc:date>
    <meta:editing-duration>PT3M27S</meta:editing-duration>
    <meta:editing-cycles>1</meta:editing-cycles>
    <meta:document-statistic meta:table-count="0" meta:image-count="0" meta:object-count="0" meta:page-count="1" meta:paragraph-count="24" meta:word-count="355" meta:character-count="1932" meta:non-whitespace-character-count="1593"/>
    <meta:generator>LibreOffice/7.5.0.3$Windows_X86_64 LibreOffice_project/c21113d003cd3efa8c53188764377a8272d9d6de</meta:generator>
  </office:meta>
</office:document-meta>
</file>